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.3333in" text:min-label-width="0.3333in"/>
        <style:text-properties style:font-name="Times New Roman"/>
      </text:list-level-style-bullet>
    </text:list-style>
    <style:style style:name="P1" style:parent-style-name="內文" style:master-page-name="MP0" style:family="paragraph">
      <style:paragraph-properties fo:break-before="page"/>
    </style:style>
    <style:style style:name="P2" style:parent-style-name="內文" style:list-style-name="LFO1" style:family="paragraph"/>
    <style:style style:name="P3" style:parent-style-name="內文" style:list-style-name="LFO1" style:family="paragraph"/>
    <style:style style:name="P4" style:parent-style-name="內文" style:list-style-name="LFO1" style:family="paragraph">
      <style:text-properties style:font-size-complex="12pt"/>
    </style:style>
    <style:style style:name="P5" style:parent-style-name="內文" style:list-style-name="LFO1" style:family="paragraph"/>
    <style:style style:name="T6" style:parent-style-name="預設段落字型" style:family="text">
      <style:text-properties fo:color="#FF0000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fo:color="#FF0000" style:text-underline-type="single" style:text-underline-style="solid" style:text-underline-width="auto" style:text-underline-mode="continuous"/>
    </style:style>
    <style:style style:name="P9" style:parent-style-name="內文" style:list-style-name="LFO1" style:family="paragraph"/>
    <style:style style:name="P10" style:parent-style-name="內文" style:list-style-name="LFO1" style:family="paragraph"/>
    <style:style style:name="P11" style:parent-style-name="內文" style:list-style-name="LFO1" style:family="paragraph"/>
    <style:style style:name="P12" style:parent-style-name="內文" style:list-style-name="LFO1" style:family="paragraph"/>
    <style:style style:name="P13" style:parent-style-name="內文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內文" style:family="paragraph">
      <style:text-properties fo:font-weight="bold" style:font-weight-asian="bold" fo:font-size="16pt" style:font-size-asian="16pt" style:font-size-complex="16pt"/>
    </style:style>
    <style:style style:name="P15" style:parent-style-name="內文" style:family="paragraph">
      <style:paragraph-properties fo:text-align="center"/>
      <style:text-properties style:font-name="標楷體" style:font-name-asian="標楷體" fo:font-size="20pt" style:font-size-asian="20pt"/>
    </style:style>
    <style:style style:name="P16" style:parent-style-name="內文" style:family="paragraph">
      <style:paragraph-properties fo:text-align="center"/>
      <style:text-properties style:font-name="標楷體" style:font-name-asian="標楷體" fo:font-size="20pt" style:font-size-asian="20pt"/>
    </style:style>
    <style:style style:name="S1" style:family="section">
      <style:section-properties fo:margin-left="0.002in" fo:margin-right="0.002in" style:writing-mode="lr-tb"/>
    </style:style>
    <style:style style:name="P17" style:parent-style-name="內文" style:family="paragraph">
      <style:paragraph-properties fo:margin-left="3.3333in">
        <style:tab-stops/>
      </style:paragraph-properties>
    </style:style>
    <style:style style:name="P18" style:parent-style-name="內文" style:family="paragraph">
      <style:paragraph-properties fo:margin-left="3.3333in">
        <style:tab-stops/>
      </style:paragraph-properties>
    </style:style>
    <style:style style:name="P19" style:parent-style-name="內文" style:family="paragraph">
      <style:paragraph-properties fo:margin-left="3.3333in">
        <style:tab-stops/>
      </style:paragraph-properties>
    </style:style>
    <style:style style:name="P20" style:parent-style-name="內文" style:family="paragraph">
      <style:paragraph-properties fo:margin-left="3.3333in">
        <style:tab-stops/>
      </style:paragraph-properties>
    </style:style>
    <style:style style:name="P21" style:parent-style-name="內文" style:family="paragraph">
      <style:text-properties fo:font-size="16pt" style:font-size-asian="16pt"/>
    </style:style>
    <style:style style:name="P22" style:parent-style-name="內文" style:family="paragraph">
      <style:paragraph-properties fo:text-indent="0.3333in"/>
    </style:style>
    <style:style style:name="P23" style:parent-style-name="內文" style:family="paragraph">
      <style:text-properties fo:font-size="16pt" style:font-size-asian="16pt"/>
    </style:style>
    <style:style style:name="P24" style:parent-style-name="內文" style:family="paragraph">
      <style:paragraph-properties fo:text-indent="0.3333in"/>
    </style:style>
  </office:automatic-styles>
  <office:body>
    <office:text text:use-soft-page-breaks="true">
      <text:p text:style-name="P1">說明：</text:p>
      <text:list text:style-name="LFO1" text:continue-numbering="true">
        <text:list-item>
          <text:p text:style-name="P2">未規定之字形大小皆為預設12。</text:p>
        </text:list-item>
        <text:list-item>
          <text:p text:style-name="P3">標點符號請用全形。</text:p>
        </text:list-item>
        <text:list-item>
          <text:p text:style-name="P4">除題目為標楷體外，其餘全為新細明體。</text:p>
        </text:list-item>
        <text:list-item>
          <text:p text:style-name="P5">題目到簡介大約佔一頁左右，測試結果佔一頁，<text:span text:style-name="T6">每組共</text:span><text:span text:style-name="T7">兩頁</text:span><text:span text:style-name="T8">的篇幅</text:span>。</text:p>
        </text:list-item>
        <text:list-item>
          <text:p text:style-name="P9">簡介包含文字說明、系統架構圖，測試結果也都可用圖文表達。</text:p>
        </text:list-item>
        <text:list-item>
          <text:p text:style-name="P10">版面設定為預設A4大小的紙張。</text:p>
        </text:list-item>
        <text:list-item>
          <text:p text:style-name="P11">請參考範例，將這份簡要的說明自行排版完成。</text:p>
        </text:list-item>
        <text:list-item>
          <text:p text:style-name="P12">屆時以黑白列印，如果有插圖要注意一下。</text:p>
        </text:list-item>
      </text:list>
      <text:p text:style-name="內文">-------------------------------------------------------------------------------------------------------</text:p>
      <text:p text:style-name="P13"/>
      <text:p text:style-name="P14">樣式如下：</text:p>
      <text:p text:style-name="內文"/>
      <text:p text:style-name="P15">中文題目（標楷體、置中，字形20）</text:p>
      <text:p text:style-name="P16">英文題目（標楷體、置中，字形18）</text:p>
      <text:section text:name="Sect1" text:style-name="S1">
        <text:soft-page-break/>
        <text:p text:style-name="P17">指導教授（縮排，字形12）</text:p>
        <text:p text:style-name="P18">專題成員（縮排，字形12）</text:p>
        <text:p text:style-name="P19">開發工具（縮排，字形12）</text:p>
        <text:p text:style-name="P20">測試環境（縮排，字形12）</text:p>
        <text:p text:style-name="P21">一、簡介：（標題字形16）</text:p>
        <text:p text:style-name="P22">簡介內容（可附圖，內容字形12）</text:p>
        <text:p text:style-name="內文"/>
        <text:p text:style-name="P23">二、測試結果：（標題字形16）</text:p>
        <text:p text:style-name="P24">測試結果內容（可附圖，內容字形12）</text:p>
        <text:p text:style-name="內文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新細明體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.3333in" text:min-label-width="0.3333in"/>
        <style:text-properties style:font-name="Times New Roman"/>
      </text:list-level-style-bullet>
    </text:list-style>
    <style:page-layout style:name="PL0">
      <style:page-layout-properties fo:page-width="8.268in" fo:page-height="11.693in" style:print-orientation="portrait" fo:margin-top="1in" fo:margin-left="1.2479in" fo:margin-bottom="1in" fo:margin-right="1.2479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說明：</dc:title>
    <meta:initial-creator>KyLin</meta:initial-creator>
    <dc:creator>user</dc:creator>
    <meta:creation-date>2020-09-03T16:19:00Z</meta:creation-date>
    <dc:date>2020-09-03T16:19:00Z</dc:date>
    <meta:template xlink:href="Normal.dotm" xlink:type="simple"/>
    <meta:editing-cycles>2</meta:editing-cycles>
    <meta:editing-duration>PT0S</meta:editing-duration>
    <meta:document-statistic meta:page-count="1" meta:paragraph-count="1" meta:word-count="65" meta:character-count="438" meta:row-count="3" meta:non-whitespace-character-count="374"/>
  </office:meta>
</office:document-meta>
</file>